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99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41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.0701in" fo:padding-right="0.0701in" fo:padding-top="0.1799in" fo:padding-bottom="0in" fo:border="none"/>
    </style:style>
    <style:style style:name="Table6" style:family="table">
      <style:table-properties style:width="7.8799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6.8806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.0701in" fo:padding-right="0.0701in" fo:padding-top="0.1799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4.8139in"/>
    </style:style>
    <style:style style:name="Table1.C" style:family="table-column">
      <style:table-column-properties style:column-width="2.0667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.1in" fo:padding-bottom="0in" fo:border="none"/>
    </style:style>
    <style:style style:name="Table8" style:family="table">
      <style:table-properties style:width="7.8799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806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.0701in" fo:padding-right="0.0701in" fo:padding-top="0in" fo:padding-bottom="0in" fo:border="none"/>
    </style:style>
    <style:style style:name="Table7" style:family="table">
      <style:table-properties style:width="7.8799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806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.0701in" fo:padding-right="0.0701in" fo:padding-top="0.1799in" fo:padding-bottom="0in" fo:border="none"/>
    </style:style>
    <style:style style:name="Table9" style:family="table">
      <style:table-properties style:width="7.8799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6.8806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4.8139in"/>
    </style:style>
    <style:style style:name="Table13.C" style:family="table-column">
      <style:table-column-properties style:column-width="2.0667in"/>
    </style:style>
    <style:style style:name="Table13.1" style:family="table-row">
      <style:table-row-properties style:min-row-height="0.3764in" fo:keep-together="auto"/>
    </style:style>
    <style:style style:name="Table13.A1" style:family="table-cell">
      <style:table-cell-properties style:vertical-align="" fo:padding-left="0.0701in" fo:padding-right="0.0701in" fo:padding-top="0.1799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184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799in" fo:padding-bottom="0in" fo:border="none"/>
    </style:style>
    <style:style style:name="Table4" style:family="table">
      <style:table-properties style:width="7.8799in" fo:margin-left="-0.1903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806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799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5cd0f7" style:font-name-asian="Roboto2" style:font-size-asian="10pt" style:font-weight-asian="bold" style:font-name-complex="Roboto2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5cd0f7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5cd0f7" style:font-name-asian="Roboto2" style:font-size-asian="10pt" style:font-name-complex="Roboto2" style:font-size-complex="10pt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fo:font-weight="bold" officeooo:paragraph-rsid="0156378f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officeooo:paragraph-rsid="0156378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4a4abb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5cd0f7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56378f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4a4abb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5b4b13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5b4b13" style:font-name-asian="Roboto2" style:font-size-asian="10pt" style:font-weight-asian="bold" style:font-name-complex="Roboto2" style:font-size-complex="10pt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56378f" style:font-name-asian="Roboto2" style:font-size-asian="10pt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5b4b13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56378f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rsid="01457e31" officeooo:paragraph-rsid="014fbfd4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5b4b13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39374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56378f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5b4b13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4a4abb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5b4b13" style:font-weight-asian="normal" style:font-weight-complex="normal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56378f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5b4b13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4a4abb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56378f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56378f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4a4abb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5cd0f7" style:font-name-asian="Roboto2" style:font-size-asian="10pt" style:font-weight-asian="bold" style:font-name-complex="Roboto2" style:font-size-complex="10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text-properties officeooo:paragraph-rsid="0156378f"/>
    </style:style>
    <style:style style:name="P42" style:family="paragraph" style:parent-style-name="Standard">
      <style:text-properties officeooo:paragraph-rsid="015b4b13"/>
    </style:style>
    <style:style style:name="P43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size-asian="5.25pt" style:font-size-complex="6pt"/>
    </style:style>
    <style:style style:name="P44" style:family="paragraph" style:parent-style-name="Standard">
      <style:text-properties officeooo:paragraph-rsid="014a4abb"/>
    </style:style>
    <style:style style:name="P45" style:family="paragraph" style:parent-style-name="Standard">
      <style:text-properties officeooo:paragraph-rsid="015cd0f7"/>
    </style:style>
    <style:style style:name="P46" style:family="paragraph" style:parent-style-name="Standard" style:list-style-name="L1">
      <style:text-properties officeooo:paragraph-rsid="015b4b13"/>
    </style:style>
    <style:style style:name="P47" style:family="paragraph" style:parent-style-name="Standard" style:list-style-name="L1">
      <style:paragraph-properties fo:line-height="100%" fo:orphans="0" fo:widows="0"/>
      <style:text-properties officeooo:paragraph-rsid="015b4b13"/>
    </style:style>
    <style:style style:name="P48" style:family="paragraph" style:parent-style-name="Standard" style:list-style-name="L1">
      <style:paragraph-properties fo:line-height="100%" fo:orphans="0" fo:widows="0"/>
      <style:text-properties officeooo:paragraph-rsid="014a4abb"/>
    </style:style>
    <style:style style:name="P49" style:family="paragraph" style:parent-style-name="Standard" style:list-style-name="L1">
      <style:paragraph-properties fo:line-height="100%" fo:orphans="0" fo:widows="0"/>
      <style:text-properties officeooo:paragraph-rsid="015cd0f7"/>
    </style:style>
    <style:style style:name="P50" style:family="paragraph" style:parent-style-name="Standard" style:list-style-name="L2">
      <style:paragraph-properties fo:line-height="100%" fo:orphans="0" fo:widows="0"/>
      <style:text-properties officeooo:paragraph-rsid="014a4abb"/>
    </style:style>
    <style:style style:name="P51" style:family="paragraph" style:parent-style-name="Standard" style:list-style-name="L1">
      <style:paragraph-properties fo:line-height="100%" fo:orphans="0" fo:widows="0"/>
      <style:text-properties officeooo:rsid="0102247f" officeooo:paragraph-rsid="015b4b13"/>
    </style:style>
    <style:style style:name="P52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5cd0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3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4a4ab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5cd0f7" style:font-name-asian="Roboto2" style:font-size-asian="10pt" style:font-weight-asian="normal" style:font-name-complex="Roboto2" style:font-size-complex="10pt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style:font-name="Roboto" fo:font-size="10pt" officeooo:paragraph-rsid="015cd0f7" style:font-name-asian="Roboto2" style:font-size-asian="10pt" style:font-name-complex="Roboto2" style:font-size-complex="10pt"/>
    </style:style>
    <style:style style:name="P56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5cd0f7" style:font-weight-asian="normal" style:font-weight-complex="normal"/>
    </style:style>
    <style:style style:name="P57" style:family="paragraph" style:parent-style-name="Standard" style:list-style-name="L1">
      <style:paragraph-properties fo:line-height="100%" fo:orphans="0" fo:widows="0"/>
      <style:text-properties fo:font-weight="normal" officeooo:rsid="0141ba85" officeooo:paragraph-rsid="015cd0f7" style:font-weight-asian="normal" style:font-weight-complex="normal"/>
    </style:style>
    <style:style style:name="P58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5cd0f7" style:font-style-asian="normal" style:font-weight-asian="normal" style:font-style-complex="normal" style:font-weight-complex="normal"/>
    </style:style>
    <style:style style:name="P59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6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0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1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2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18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3" style:family="text">
      <style:text-properties fo:font-size="10pt" fo:font-style="italic" fo:font-weight="normal" officeooo:rsid="01585ac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4" style:family="text">
      <style:text-properties fo:font-size="10pt" fo:font-style="italic" fo:font-weight="normal" officeooo:rsid="015a56a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5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14921d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14ddb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0edebf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0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1" style:family="text">
      <style:text-properties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2" style:family="text">
      <style:text-properties fo:font-size="10pt" fo:font-style="normal" fo:font-weight="bold" officeooo:rsid="00edebf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3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4" style:family="text">
      <style:text-properties fo:font-size="10pt" fo:font-style="normal" fo:font-weight="bold" officeooo:rsid="00edebf5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5" style:family="text">
      <style:text-properties style:font-name="Roboto" fo:font-size="10pt" style:font-name-asian="Roboto2" style:font-size-asian="10pt" style:font-name-complex="Roboto2" style:font-size-complex="10pt"/>
    </style:style>
    <style:style style:name="T46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47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8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9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50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51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52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53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54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55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56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57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8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63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64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65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66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67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8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9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0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1" style:family="text">
      <style:text-properties style:font-name="Roboto" fo:font-size="10pt" fo:font-style="normal" style:text-underline-style="none" fo:font-weight="bold" officeooo:rsid="0048f0e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2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3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74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75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76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77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8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9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80" style:family="text">
      <style:text-properties style:font-name="Roboto" fo:font-size="10pt" fo:font-style="normal" style:text-underline-style="none" officeooo:rsid="01378930" style:font-name-asian="Roboto2" style:font-size-asian="10pt" style:font-style-asian="normal" style:font-name-complex="Roboto2" style:font-size-complex="10pt" style:font-style-complex="normal"/>
    </style:style>
    <style:style style:name="T81" style:family="text">
      <style:text-properties style:font-name="Roboto" fo:font-size="10pt" fo:font-style="normal" style:text-underline-style="none" officeooo:rsid="01423137" style:font-name-asian="Roboto2" style:font-size-asian="10pt" style:font-style-asian="normal" style:font-name-complex="Roboto2" style:font-size-complex="10pt" style:font-style-complex="normal"/>
    </style:style>
    <style:style style:name="T82" style:family="text">
      <style:text-properties style:font-name="Roboto" fo:font-size="10pt" fo:font-style="normal" style:text-underline-style="none" officeooo:rsid="0143feb1" style:font-name-asian="Roboto2" style:font-size-asian="10pt" style:font-style-asian="normal" style:font-name-complex="Roboto2" style:font-size-complex="10pt" style:font-style-complex="normal"/>
    </style:style>
    <style:style style:name="T83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style:font-name="Roboto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style:font-name="Roboto" fo:font-size="10pt" fo:font-style="normal" style:text-underline-style="none" fo:font-weight="normal" officeooo:rsid="01585ac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1" style:family="text">
      <style:text-properties style:font-name="Roboto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2" style:family="text">
      <style:text-properties style:font-name="Roboto"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3" style:family="text">
      <style:text-properties style:font-name="Roboto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4" style:family="text">
      <style:text-properties style:font-name="Roboto"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5" style:family="text">
      <style:text-properties style:font-name="Roboto"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6" style:family="text">
      <style:text-properties style:font-name="Roboto"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7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8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9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0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1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2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3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4" style:family="text">
      <style:text-properties style:font-name="Roboto"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5" style:family="text">
      <style:text-properties style:font-name="Roboto"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6" style:family="text">
      <style:text-properties style:font-name="Roboto" fo:font-size="10pt" fo:font-style="normal" fo:font-weight="normal" officeooo:rsid="016393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7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18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9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0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1" style:family="text">
      <style:text-properties style:font-name="Roboto"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2" style:family="text">
      <style:text-properties style:font-name="Roboto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123" style:family="text">
      <style:text-properties style:font-name="Roboto"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124" style:family="text">
      <style:text-properties style:font-name="Roboto"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125" style:family="text">
      <style:text-properties style:font-name="Roboto"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126" style:family="text">
      <style:text-properties style:font-name="Roboto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127" style:family="text">
      <style:text-properties style:font-name="Roboto" fo:font-size="10pt" fo:font-style="normal" officeooo:rsid="0140054b" style:font-name-asian="Roboto2" style:font-size-asian="10pt" style:font-style-asian="normal" style:font-name-complex="Roboto2" style:font-size-complex="10pt" style:font-style-complex="normal"/>
    </style:style>
    <style:style style:name="T128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29" style:family="text">
      <style:text-properties style:font-name="Roboto"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30" style:family="text">
      <style:text-properties style:font-name="Roboto"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131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32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33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34" style:family="text">
      <style:text-properties style:font-name="Roboto" fo:font-size="10pt" style:font-size-asian="10pt" style:font-size-complex="10pt"/>
    </style:style>
    <style:style style:name="T135" style:family="text">
      <style:text-properties style:font-name="Roboto" fo:font-size="10pt" officeooo:rsid="0102247f" style:font-size-asian="10pt" style:font-size-complex="10pt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officeooo:rsid="01475f55" style:font-weight-asian="normal" style:font-weight-complex="normal"/>
    </style:style>
    <style:style style:name="T138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39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4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41" style:family="text">
      <style:text-properties fo:font-style="normal" officeooo:rsid="008e79c7" style:font-style-asian="normal" style:font-style-complex="normal"/>
    </style:style>
    <style:style style:name="T142" style:family="text">
      <style:text-properties fo:font-style="normal" officeooo:rsid="0135db3b" style:font-style-asian="normal" style:font-style-complex="normal"/>
    </style:style>
    <style:style style:name="T143" style:family="text">
      <style:text-properties fo:font-style="normal" officeooo:rsid="01372b69" style:font-style-asian="normal" style:font-style-complex="normal"/>
    </style:style>
    <style:style style:name="T144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45" style:family="text">
      <style:text-properties officeooo:rsid="0094c2de"/>
    </style:style>
    <style:style style:name="T146" style:family="text">
      <style:text-properties officeooo:rsid="00a884b6"/>
    </style:style>
    <style:style style:name="T147" style:family="text">
      <style:text-properties officeooo:rsid="00ad8019"/>
    </style:style>
    <style:style style:name="T148" style:family="text">
      <style:text-properties officeooo:rsid="00d0b07b"/>
    </style:style>
    <style:style style:name="T149" style:family="text">
      <style:text-properties officeooo:rsid="00e1f740"/>
    </style:style>
    <style:style style:name="T150" style:family="text">
      <style:text-properties officeooo:rsid="00f54a88"/>
    </style:style>
    <style:style style:name="T151" style:family="text">
      <style:text-properties officeooo:rsid="0100c247"/>
    </style:style>
    <style:style style:name="T152" style:family="text">
      <style:text-properties fo:color="#000000" style:text-underline-style="none"/>
    </style:style>
    <style:style style:name="T153" style:family="text">
      <style:text-properties officeooo:rsid="012a0f54"/>
    </style:style>
    <style:style style:name="T154" style:family="text">
      <style:text-properties officeooo:rsid="01301382"/>
    </style:style>
    <style:style style:name="T155" style:family="text">
      <style:text-properties officeooo:rsid="0134be7f"/>
    </style:style>
    <style:style style:name="T156" style:family="text">
      <style:text-properties officeooo:rsid="014965fe"/>
    </style:style>
    <style:style style:name="T157" style:family="text">
      <style:text-properties officeooo:rsid="014ff28a"/>
    </style:style>
    <style:style style:name="T158" style:family="text">
      <style:text-properties officeooo:rsid="014ff28a" style:font-name-asian="Roboto2" style:font-name-complex="Roboto2"/>
    </style:style>
    <style:style style:name="T1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45">R</text:span>ICHARD S. ZHU</text:p>
          </table:table-cell>
          <table:table-cell table:style-name="Table2.B1" office:value-type="string">
            <text:p text:style-name="P40">•</text:p>
            <text:p text:style-name="P40"/>
            <text:p text:style-name="P40">•</text:p>
          </table:table-cell>
          <table:table-cell table:style-name="Table2.B1" office:value-type="string">
            <text:p text:style-name="P38"><text:a xlink:type="simple" xlink:href="mailto:rszhu@berkeley.edu" text:style-name="Internet_20_link" text:visited-style-name="Visited_20_Internet_20_Link"><text:span text:style-name="T152">rszhu@berkeley.edu</text:span></text:a></text:p>
            <text:p text:style-name="P34">858-371-8838</text:p>
            <text:p text:style-name="P35">Berkeley, CA</text:p>
          </table:table-cell>
          <table:table-cell table:style-name="Table2.B1" office:value-type="string">
            <text:p text:style-name="P39"/>
            <text:p text:style-name="P39"/>
            <text:p text:style-name="P39"/>
          </table:table-cell>
          <table:table-cell table:style-name="Table2.B1" office:value-type="string">
            <text:p text:style-name="P37"><text:a xlink:type="simple" xlink:href="https://www.linkedin.com/in/rszhu/" text:style-name="Internet_20_link" text:visited-style-name="Visited_20_Internet_20_Link"><text:span text:style-name="T152">linkedin.com/in/rszhu</text:span></text:a></text:p>
            <text:p text:style-name="P37"><text:a xlink:type="simple" xlink:href="https://github.com/richardszhu" text:style-name="Internet_20_link" text:visited-style-name="Visited_20_Internet_20_Link"><text:span text:style-name="T152">github.com/richardszhu</text:span></text:a></text:p>
            <text:p text:style-name="P36"><text:a xlink:type="simple" xlink:href="https://www.ocf.berkeley.edu/~rszhu/" text:style-name="Internet_20_link" text:visited-style-name="Visited_20_Internet_20_Link"><text:span text:style-name="T152">ocf.io/rszhu</text:span></text:a></text:p>
          </table:table-cell>
        </table:table-row>
      </table:table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<office:annotation office:name="__Annotation__1520_34614965471"><dc:creator>Unknown Author</dc:creator><dc:date>2019-11-16T14:59:21.760709384</dc:date><text:p text:style-name="P60"><text:span text:style-name="T160">Top Margin: 18 for HEADERS</text:span></text:p><text:p text:style-name="P60"><text:span text:style-name="T160">Bottom Margin: 0</text:span></text:p></office:annotation>E<text:span text:style-name="T148">D</text:span><office:annotation-end office:name="__Annotation__1520_34614965471"/><text:span text:style-name="T148">UCATION</text:span></text:p>
          </table:table-cell>
          <table:table-cell table:style-name="Table5.A1" office:value-type="string">
            <text:p text:style-name="P11">University of California, Berkeley</text:p>
            <text:p text:style-name="P20"><text:span text:style-name="T32">B.A. Computer Science </text:span><text:span text:style-name="T7"><text:s text:c="20"/></text:span><text:span text:style-name="T25"><text:s/></text:span><text:span text:style-name="T7"><text:s text:c="51"/></text:span><text:span text:style-name="T9"><text:s text:c="7"/></text:span><text:span text:style-name="T39"><text:s/></text:span><text:span text:style-name="T7"><text:s text:c="81"/></text:span><text:span text:style-name="T6"><text:s text:c="89"/></text:span><text:span text:style-name="T10"><text:s text:c="14"/></text:span></text:p>
          </table:table-cell>
          <table:table-cell table:style-name="Table5.A1" office:value-type="string">
            <text:p text:style-name="P17"><text:span text:style-name="T43">GPA </text:span><text:span text:style-name="T34">3</text:span><text:span text:style-name="T31">.</text:span><text:span text:style-name="T35">90</text:span></text:p>
          </table:table-cell>
        </table:table-row>
      </table:table>
      <text:p text:style-name="P4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19"><text:span text:style-name="T161"><office:annotation office:name="__Annotation__905_4099500213"><dc:creator>Unknown Author</dc:creator><dc:date>2020-01-01T12:33:41.070615008</dc:date><text:p text:style-name="P60"><text:span text:style-name="T162">Top Margin : 0</text:span></text:p><text:p text:style-name="P60"><text:span text:style-name="T162">Bottom Margin : 0</text:span></text:p></office:annotation></text:span><text:span text:style-name="T129">Relevant Coursework:</text:span><office:annotation-end office:name="__Annotation__905_4099500213"/><text:span text:style-name="T130"> </text:span><text:span text:style-name="T104">Data Structures, </text:span><text:span text:style-name="T105">Structure of Computer Programs</text:span><text:span text:style-name="T114">,</text:span><text:span text:style-name="T116"> </text:span><text:span text:style-name="T115">Linear Algebra &amp; Circuits</text:span><text:span text:style-name="T51"> <text:s text:c="45"/></text:span><text:span text:style-name="T131"><text:s text:c="7"/></text:span><text:span text:style-name="T117"><text:s/></text:span><text:span text:style-name="T51"><text:s text:c="81"/></text:span><text:span text:style-name="T45"><text:s text:c="89"/></text:span><text:span text:style-name="T132"><text:s text:c="14"/></text:span></text:p>
          </table:table-cell>
        </table:table-row>
      </table:table>
      <text:p text:style-name="P4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7">E<text:span text:style-name="T150">XPERIENCE</text:span></text:p>
          </table:table-cell>
          <table:table-cell table:style-name="Table11.A1" office:value-type="string">
            <text:p text:style-name="P18"><text:span text:style-name="T56">California PATH </text:span><text:span text:style-name="T57">(</text:span><text:span text:style-name="Strong_20_Emphasis"><text:span text:style-name="T134">Partners for Advanced Transportation Technology</text:span></text:span><text:span text:style-name="Strong_20_Emphasis"><text:span text:style-name="T135">) </text:span></text:span></text:p>
            <text:p text:style-name="P22"><text:span text:style-name="T21">Research Assistant, </text:span><text:span text:style-name="T23">Human Factors </text:span><text:span text:style-name="T24">Projects</text:span><text:span text:style-name="T7"> <text:s text:c="13"/></text:span><text:span text:style-name="T25"><text:s/></text:span><text:span text:style-name="T7"><text:s text:c="51"/></text:span><text:span text:style-name="T9"><text:s text:c="7"/></text:span><text:span text:style-name="T39"><text:s/></text:span><text:span text:style-name="T7"><text:s text:c="81"/></text:span><text:span text:style-name="T6"><text:s text:c="89"/></text:span><text:span text:style-name="T10"><text:s text:c="15"/></text:span></text:p>
          </table:table-cell>
          <table:table-cell table:style-name="Table11.A1" office:value-type="string">
            <text:p text:style-name="P10"><text:span text:style-name="T151">Berkeley</text:span>, CA</text:p>
            <text:p text:style-name="P24"><text:span text:style-name="T11"><text:s/></text:span><text:span text:style-name="T13">Oct</text:span><text:span text:style-name="T12">.</text:span><text:span text:style-name="T15"> 201</text:span><text:span text:style-name="T17">9</text:span><text:span text:style-name="T15"> — </text:span><text:span text:style-name="T16">Present</text:span></text:p>
          </table:table-cell>
        </table:table-row>
      </table:table>
      <text:p text:style-name="P4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4228835434" text:style-name="L1">
              <text:list-item>
                <text:p text:style-name="P47"><text:span text:style-name="T93">E</text:span><text:span text:style-name="T94">valuate</text:span><text:span text:style-name="T93">d</text:span><text:span text:style-name="T94"> potential safety impacts</text:span><text:span text:style-name="T101"> </text:span><text:span text:style-name="T87">o</text:span><text:span text:style-name="T94">f</text:span><text:span text:style-name="T101"> </text:span><text:span text:style-name="T87">the Caltrans-</text:span><text:span text:style-name="T88">proposed “</text:span><text:span text:style-name="T87">Yellow Alert” </text:span><text:span text:style-name="T99">highway</text:span><text:span text:style-name="T88"> </text:span><text:span text:style-name="T99">messag</text:span><text:span text:style-name="T103">e</text:span><text:span text:style-name="T87"> system</text:span></text:p>
              </text:list-item>
              <text:list-item>
                <text:p text:style-name="P51"><text:span text:style-name="T102">Helped conduct</text:span><text:span text:style-name="T99"> </text:span><text:span text:style-name="T100">driving s</text:span><text:span text:style-name="T99">imula</text:span><text:span text:style-name="T102">tion</text:span><text:span text:style-name="T99"> experiments</text:span><text:span text:style-name="T100">, </text:span><text:span text:style-name="T102">monitoring subject distraction levels and behaviors</text:span></text:p>
              </text:list-item>
              <text:list-item>
                <text:p text:style-name="P51"><text:span text:style-name="T92">S</text:span><text:span text:style-name="T89">ynced</text:span><text:span text:style-name="T83"> </text:span><text:span text:style-name="T89">position</text:span><text:span text:style-name="T90">al</text:span><text:span text:style-name="T88">, </text:span><text:span text:style-name="T90">sensor</text:span><text:span text:style-name="T88">, and </text:span><text:span text:style-name="T90">behavioral</text:span><text:span text:style-name="T83"> data </text:span><text:span text:style-name="T92">collected </text:span><text:span text:style-name="T83">from </text:span><text:span text:style-name="T102">the </text:span><text:span text:style-name="T83">simulation</text:span><text:span text:style-name="T88"> </text:span><text:span text:style-name="T90">test </text:span><text:span text:style-name="T91">trials</text:span></text:p>
              </text:list-item>
              <text:list-item>
                <text:p text:style-name="P46"><text:span text:style-name="T95">Wrote Python scripts to </text:span><text:span text:style-name="T99">extract key points from trial data sets, utilizing Python statistics libraries</text:span> <text:s text:c="2"/><text:span text:style-name="T72"><text:s text:c="2"/></text:span><text:span text:style-name="T51"><text:s text:c="7"/></text:span><text:span text:style-name="T45"><text:s text:c="89"/></text:span><text:span text:style-name="T132"><text:s text:c="15"/></text:span></text:p>
              </text:list-item>
            </text:list>
          </table:table-cell>
        </table:table-row>
      </table:table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2"><office:annotation office:name="__Annotation__912_4099500213"><dc:creator>Unknown Author</dc:creator><dc:date>2020-01-01T12:34:11.908706245</dc:date><text:p text:style-name="P60"><text:span text:style-name="T160">Top Margin: 10 (just for other entry)</text:span></text:p></office:annotation>Gateways Summer School<office:annotation-end office:name="__Annotation__912_4099500213"/></text:p>
            <text:p text:style-name="P22"><text:span text:style-name="T19">Teaching </text:span><text:span text:style-name="T22">Assistant</text:span><text:span text:style-name="T25"> <text:s text:c="3"/></text:span><text:span text:style-name="T7"><text:s text:c="15"/></text:span><text:span text:style-name="T25"><text:s/></text:span><text:span text:style-name="T7"><text:s text:c="51"/></text:span><text:span text:style-name="T9"><text:s text:c="7"/></text:span><text:span text:style-name="T39"><text:s/></text:span><text:span text:style-name="T7"><text:s text:c="81"/></text:span><text:span text:style-name="T6"><text:s text:c="89"/></text:span><text:span text:style-name="T10"><text:s text:c="15"/></text:span></text:p>
          </table:table-cell>
          <table:table-cell table:style-name="Table1.A1" office:value-type="string">
            <text:p text:style-name="P10">San Diego, CA</text:p>
            <text:p text:style-name="P15"><text:span text:style-name="T11"><text:s/>Jul.</text:span><text:span text:style-name="T15"> 2018 — Aug. 2018</text:span></text:p>
          </table:table-cell>
        </table:table-row>
      </table:table>
      <text:p text:style-name="P4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7"/>
          </table:table-cell>
          <table:table-cell table:style-name="Table8.A1" office:value-type="string">
            <text:list xml:id="list152850754071528" text:continue-numbering="true" text:style-name="L1">
              <text:list-item>
                <text:p text:style-name="P47"><text:span text:style-name="T84">Aided Architecture &amp; Engineering teacher with giving lessons and </text:span><text:span text:style-name="T85">explaining </text:span><text:span text:style-name="T86">provided</text:span><text:span text:style-name="T85"> examples</text:span></text:p>
              </text:list-item>
              <text:list-item>
                <text:p text:style-name="P47"><text:span text:style-name="T84">Guided 30 students on their projects and supervised them during break, learning, and work times</text:span><text:span text:style-name="T51"> <text:s text:c="12"/></text:span><text:span text:style-name="T58"><text:s/></text:span><text:span text:style-name="T51"><text:s text:c="51"/></text:span><text:span text:style-name="T131"><text:s text:c="7"/></text:span><text:span text:style-name="T117"><text:s/></text:span><text:span text:style-name="T51"><text:s text:c="81"/></text:span><text:span text:style-name="T45"><text:s text:c="89"/></text:span><text:span text:style-name="T132"><text:s text:c="15"/></text:span></text:p>
              </text:list-item>
            </text:list>
          </table:table-cell>
        </table:table-row>
      </table:table>
      <text:p text:style-name="P4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<office:annotation office:name="__Annotation__1537_346149654711"><dc:creator>Unknown Author</dc:creator><dc:date>2019-11-16T15:07:10.405129210</dc:date><text:p text:style-name="P60"><text:span text:style-name="T160">Projects all one table except HEADER</text:span></text:p></office:annotation>PROJECTS<office:annotation-end office:name="__Annotation__1537_346149654711"/></text:p>
          </table:table-cell>
          <table:table-cell table:style-name="Table7.A1" office:value-type="string">
            <text:p text:style-name="P6"><text:span text:style-name="T55">Investment </text:span><text:span text:style-name="T51">Portfolio Diversity Visualization Tool </text:span><text:span text:style-name="T52">(</text:span><text:span text:style-name="T53">Python</text:span><text:span text:style-name="T52">)</text:span></text:p>
            <text:p text:style-name="P6"><text:span text:style-name="T69"><text:s text:c="2"/>✪ <text:s/></text:span><text:span text:style-name="T128"><text:s/></text:span><text:span text:style-name="T118">Won </text:span><text:span text:style-name="T119">the </text:span><text:span text:style-name="T120">BlackRock API Prize at Cal Hacks </text:span><text:span text:style-name="T121">6.0</text:span><text:span text:style-name="T70">,</text:span><text:span text:style-name="T96"> the largest collegiate hackathon in the world</text:span></text:p>
            <text:list xml:id="list152852672483936" text:continue-numbering="true" text:style-name="L1">
              <text:list-item>
                <text:p text:style-name="P48"><text:span text:style-name="T68">Built</text:span><text:span text:style-name="T61"> </text:span><text:span text:style-name="T68">a </text:span><text:span text:style-name="T61">tool</text:span><text:span text:style-name="T59"> that visualizes the diversity of an investment portfolio </text:span><text:span text:style-name="T60">given</text:span><text:span text:style-name="T59"> any </text:span><text:span text:style-name="T62">applicable </text:span><text:span text:style-name="T59">security attribute</text:span></text:p>
              </text:list-item>
              <text:list-item>
                <text:p text:style-name="P48"><text:span text:style-name="T122">Leveraged</text:span><text:span text:style-name="T123"> BlackRock’</text:span><text:span text:style-name="T124">s</text:span><text:span text:style-name="T123"> API to </text:span><text:span text:style-name="T125">compile, </text:span><text:span text:style-name="T123">sort, and categorize </text:span><text:span text:style-name="T126">security</text:span><text:span text:style-name="T123"> data f</text:span><text:span text:style-name="T126">rom an array of stock symbol</text:span><text:span text:style-name="T127">s</text:span></text:p>
              </text:list-item>
              <text:list-item>
                <text:p text:style-name="P48"><text:span text:style-name="T107">Integrated</text:span><text:span text:style-name="T108"> MatPlotLib to visualize </text:span><text:span text:style-name="T109">calculated diversity</text:span><text:span text:style-name="T108"> data and to create a GUI for </text:span><text:span text:style-name="T110">user</text:span><text:span text:style-name="T108"> </text:span><text:span text:style-name="T111">portfolio input</text:span><text:span text:style-name="T58"> <text:s text:c="4"/></text:span><text:span text:style-name="T51"><text:s text:c="7"/></text:span><text:span text:style-name="T58"><text:s/></text:span><text:span text:style-name="T51"><text:s text:c="51"/></text:span><text:span text:style-name="T131"><text:s text:c="7"/></text:span><text:span text:style-name="T117"><text:s/></text:span><text:span text:style-name="T51"><text:s text:c="81"/></text:span><text:span text:style-name="T45"><text:s text:c="89"/></text:span><text:span text:style-name="T132"><text:s text:c="14"/></text:span></text:p>
              </text:list-item>
            </text:list>
          </table:table-cell>
        </table:table-row>
      </table:table>
      <text:p text:style-name="P4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3"/>
          </table:table-cell>
          <table:table-cell table:style-name="Table9.A1" office:value-type="string">
            <text:p text:style-name="P7"><text:span text:style-name="T51">Bomberman Remastered </text:span><text:span text:style-name="T52">(Java</text:span><text:span text:style-name="T54">)</text:span></text:p>
            <text:list xml:id="list152852123418834" text:continue-numbering="true" text:style-name="L1">
              <text:list-item>
                <text:p text:style-name="P52"><text:span text:style-name="T153">Created an improved </text:span>remake of the classic game Bomberman <text:span text:style-name="T154">that runs on modern operating systems</text:span></text:p>
              </text:list-item>
              <text:list-item>
                <text:p text:style-name="P54">Devised a <text:span text:style-name="T155">completely original</text:span> “competitive mode”, featuring dynamic, <text:span text:style-name="T155">real time</text:span> multiplayer gameplay</text:p>
              </text:list-item>
              <text:list-item>
                <text:p text:style-name="P55"><text:span text:style-name="T141">Utilized the Java Swing toolkit to design game </text:span><text:span text:style-name="T143">menus</text:span><text:span text:style-name="T142">,</text:span><text:span text:style-name="T141"> </text:span><text:span text:style-name="T142">handle player controls, and execute game events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33"/>
          </table:table-cell>
          <table:table-cell table:style-name="Table9.A1" office:value-type="string">
            <text:p text:style-name="P1">Personal Website (HTML, CSS, JavaScript) </text:p>
            <text:list xml:id="list152851638787445" text:continue-numbering="true" text:style-name="L1">
              <text:list-item>
                <text:p text:style-name="P56"><text:span text:style-name="T78">Designed and </text:span><text:span text:style-name="T79">built</text:span><text:span text:style-name="T77"> a </text:span><text:span text:style-name="T73">personal website </text:span><text:span text:style-name="T74">from </text:span><text:span text:style-name="T75">the ground up</text:span><text:span text:style-name="T74">, </text:span><text:span text:style-name="T78">utilizing</text:span><text:span text:style-name="T76"> the Bootstrap </text:span><text:span text:style-name="T80">frontend</text:span><text:span text:style-name="T77"> </text:span><text:span text:style-name="T76">framework</text:span></text:p>
              </text:list-item>
              <text:list-item>
                <text:p text:style-name="P57"><text:span text:style-name="T76">I</text:span><text:span text:style-name="T73">ncorporated jQuery </text:span><text:span text:style-name="T81">for</text:span><text:span text:style-name="T73"> site animations and the Google Fonts API for </text:span><text:span text:style-name="T82">global</text:span><text:span text:style-name="T73"> type</text:span><text:span text:style-name="T81">face</text:span><text:span text:style-name="T73"> compatibility</text:span></text:p>
              </text:list-item>
              <text:list-item>
                <text:p text:style-name="P49"><text:span text:style-name="T112">H</text:span><text:span text:style-name="T113">osted page files remotely on UC Berkeley Open Computing Facility servers, via SSH </text:span><text:bookmark text:name="firstHeading111"/><text:span text:style-name="T133">File Transfer 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33"/>
          </table:table-cell>
          <table:table-cell table:style-name="Table9.A1" office:value-type="string">
            <text:p text:style-name="P2">Scheme <text:span text:style-name="T147">Language</text:span> Interpreter <text:span text:style-name="T146">(</text:span>Python)</text:p>
            <text:list xml:id="list152851423279229" text:continue-numbering="true" text:style-name="L1">
              <text:list-item>
                <text:p text:style-name="P58"><text:span text:style-name="T50">Constructed</text:span><text:span text:style-name="T49"> a</text:span><text:span text:style-name="T47">n i</text:span><text:span text:style-name="T46">nterpreter for the Scheme </text:span><text:span text:style-name="T47">programming </text:span><text:span text:style-name="T46">language </text:span><text:span text:style-name="T48">(a dialect of Lisp)</text:span></text:p>
              </text:list-item>
              <text:list-item>
                <text:p text:style-name="P49"><text:span text:style-name="T59">Implemented </text:span><text:span text:style-name="T63">environments, </text:span><text:span text:style-name="T59">lexical</text:span><text:span text:style-name="T64"> </text:span><text:span text:style-name="T67">and </text:span><text:span text:style-name="T59">dynamic scoping, </text:span><text:span text:style-name="T64">exceptions, macros,</text:span><text:span text:style-name="T66"> </text:span><text:span text:style-name="T67">and </text:span><text:span text:style-name="T65">special form</text:span><text:span text:style-name="T67">s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33"/>
          </table:table-cell>
          <table:table-cell table:style-name="Table9.A1" office:value-type="string">
            <text:p text:style-name="P3"><text:span text:style-name="T3">Smart </text:span><text:span text:style-name="T2">Typing Practice Program</text:span><text:span text:style-name="T1"> </text:span><text:span text:style-name="T4">(Python)</text:span></text:p>
            <text:list xml:id="list152851649448084" text:continue-numbering="true" text:style-name="L1">
              <text:list-item>
                <text:p text:style-name="P49"><text:span text:style-name="T97">Developed</text:span><text:span text:style-name="T84"> interactive typing program that calculates typing speed and accuracy with every keystroke</text:span></text:p>
              </text:list-item>
              <text:list-item>
                <text:p text:style-name="P49"><text:span text:style-name="T97">Programmed</text:span><text:span text:style-name="T84"> smart autocorrect feature </text:span><text:span text:style-name="T98">that determines </text:span><text:span text:style-name="T84">similarity between input and a base word</text:span></text:p>
              </text:list-item>
            </text:list>
          </table:table-cell>
        </table:table-row>
      </table:table>
      <text:p text:style-name="P45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8">ACTIVITIES</text:p>
          </table:table-cell>
          <table:table-cell table:style-name="Table13.A1" office:value-type="string">
            <text:p text:style-name="P13">Catalyst for Success <text:s/></text:p>
            <text:p text:style-name="P20"><text:span text:style-name="T18">Treasurer, </text:span><text:span text:style-name="T20">Senior Technology Mentor</text:span><text:span text:style-name="T25"> <text:s text:c="4"/></text:span><text:span text:style-name="T7"><text:s text:c="15"/></text:span><text:span text:style-name="T25"><text:s/></text:span><text:span text:style-name="T7"><text:s text:c="51"/></text:span><text:span text:style-name="T9"><text:s text:c="7"/></text:span><text:span text:style-name="T39"><text:s/></text:span><text:span text:style-name="T7"><text:s text:c="81"/></text:span><text:span text:style-name="T6"><text:s text:c="89"/></text:span><text:span text:style-name="T10"><text:s text:c="15"/></text:span></text:p>
          </table:table-cell>
          <table:table-cell table:style-name="Table13.A1" office:value-type="string">
            <text:p text:style-name="P9">San Diego, CA</text:p>
            <text:p text:style-name="P23"><text:span text:style-name="T11"><text:s text:c="2"/></text:span><text:span text:style-name="T15">Sep. 2017 — Aug. 2019</text:span></text:p>
          </table:table-cell>
        </table:table-row>
      </table:table>
      <text:p text:style-name="P4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3902866457" text:style-name="L2">
              <text:list-item>
                <text:p text:style-name="P53">Taught programming and circuitry at the library to over 200 students (Python, Javascript, Arduino)</text:p>
              </text:list-item>
              <text:list-item>
                <text:p text:style-name="P50"><text:soft-page-break/><text:span text:style-name="T85">Worked with library officials to organize regular weekly workshops and week-long summer camps</text:span><text:span text:style-name="T51"> <text:s text:c="4"/></text:span><text:span text:style-name="T58"><text:s/></text:span><text:span text:style-name="T51"><text:s text:c="51"/></text:span><text:span text:style-name="T131"><text:s text:c="7"/></text:span><text:span text:style-name="T117"><text:s/></text:span><text:span text:style-name="T51"><text:s text:c="81"/></text:span><text:span text:style-name="T45"><text:s text:c="89"/></text:span><text:span text:style-name="T132"><text:s text:c="14"/></text:span></text:p>
              </text:list-item>
            </text:list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9">AWARDS</text:p>
          </table:table-cell>
          <table:table-cell table:style-name="Table3.A1" office:value-type="string">
            <text:p text:style-name="P4"><text:span text:style-name="T157">Winner</text:span><text:span text:style-name="T158">,</text:span><text:span text:style-name="T138"> </text:span><text:span text:style-name="T136">CalHacks </text:span><text:span text:style-name="T137">6.0 BlackRock API Prize </text:span></text:p>
            <text:p text:style-name="P5"><text:span text:style-name="T4">Computer Science Scholar</text:span><text:span text:style-name="T5">,</text:span><text:span text:style-name="T138"> </text:span><text:span text:style-name="T139">I</text:span><text:span text:style-name="T136">ntuit Scholarship Program</text:span></text:p>
            <text:p text:style-name="P5"><text:span text:style-name="T4">Computer Science Scholar</text:span><text:span text:style-name="T5">, </text:span><text:span text:style-name="T136">Intuit George A. Hansen Program </text:span></text:p>
            <text:p text:style-name="P21"><text:span text:style-name="T41">Champion, </text:span><text:span text:style-name="T33">So</text:span><text:span text:style-name="T37">Cal</text:span><text:span text:style-name="T33"> Developmental Soccer League </text:span><text:span text:style-name="T36">Div. 1</text:span><text:span text:style-name="T38"> </text:span><text:span text:style-name="T42"><text:s/></text:span><text:span text:style-name="T44"><text:s/></text:span><text:span text:style-name="T30"><text:s text:c="2"/></text:span><text:span text:style-name="T39"><text:s text:c="4"/></text:span><text:span text:style-name="T7"><text:s text:c="5"/></text:span><text:span text:style-name="T25"><text:s/></text:span><text:span text:style-name="T7"><text:s text:c="51"/></text:span><text:span text:style-name="T9"><text:s text:c="7"/></text:span><text:span text:style-name="T39"><text:s/></text:span><text:span text:style-name="T7"><text:s text:c="81"/></text:span><text:span text:style-name="T6"><text:s text:c="89"/></text:span><text:span text:style-name="T10"><text:s text:c="15"/></text:span></text:p>
          </table:table-cell>
          <table:table-cell table:style-name="Table3.A1" office:value-type="string">
            <text:p text:style-name="P16"><text:span text:style-name="T15">O</text:span><text:span text:style-name="T14">ct. 2019</text:span></text:p>
            <text:p text:style-name="P25"><text:span text:style-name="T156">Apr</text:span>. 2019</text:p>
            <text:p text:style-name="P25"><text:span text:style-name="T156">Apr</text:span>. 2019</text:p>
            <text:p text:style-name="P25">Dec. 2018</text:p>
          </table:table-cell>
        </table:table-row>
      </table:table>
      <text:p text:style-name="P4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SKILLS</text:p>
          </table:table-cell>
          <table:table-cell table:style-name="Table4.A1" office:value-type="string">
            <text:p text:style-name="P14"><text:span text:style-name="T140">Languages:</text:span><text:span text:style-name="T144"> </text:span>Python, Java, SQL, HTML/CSS, <text:span text:style-name="T149">JavaScript</text:span></text:p>
            <text:p text:style-name="P8"><text:span text:style-name="T40">Frameworks/Technologies:</text:span><text:span text:style-name="T8"> </text:span><text:span text:style-name="T26">Git, </text:span><text:span text:style-name="T29">Unix,</text:span><text:span text:style-name="T28"> </text:span><text:span text:style-name="T27">Bootstrap, NumPy,</text:span><text:span text:style-name="T28"> MATLAB</text:span><text:span text:style-name="T25"> <text:s text:c="2"/></text:span><text:span text:style-name="T7"><text:s text:c="7"/></text:span><text:span text:style-name="T25"><text:s/></text:span><text:span text:style-name="T7"><text:s text:c="51"/></text:span><text:span text:style-name="T9"><text:s text:c="7"/></text:span><text:span text:style-name="T39"><text:s/></text:span><text:span text:style-name="T7"><text:s text:c="81"/></text:span><text:span text:style-name="T6"><text:s text:c="89"/></text:span><text:span text:style-name="T10"><text:s text:c="14"/></text:span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3T15:28:50.423886555</dc:date>
    <meta:editing-duration>P1DT5H57M15S</meta:editing-duration>
    <meta:editing-cycles>259</meta:editing-cycles>
    <meta:document-statistic meta:table-count="13" meta:image-count="6" meta:object-count="0" meta:page-count="2" meta:paragraph-count="68" meta:word-count="478" meta:character-count="6012" meta:non-whitespace-character-count="2922"/>
  </office:meta>
</office:document-meta>
</file>